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8d9f2"/>
    </style:style>
    <style:style style:name="P2" style:family="paragraph" style:parent-style-name="Standard">
      <style:text-properties officeooo:rsid="0018d9f2" officeooo:paragraph-rsid="0018d9f2"/>
    </style:style>
    <style:style style:name="P3" style:family="paragraph" style:parent-style-name="Standard">
      <style:text-properties officeooo:rsid="001bf736" officeooo:paragraph-rsid="001bf736"/>
    </style:style>
    <style:style style:name="P4" style:family="paragraph" style:parent-style-name="Standard">
      <style:text-properties officeooo:rsid="001d0a42" officeooo:paragraph-rsid="001d0a42"/>
    </style:style>
    <style:style style:name="P5" style:family="paragraph" style:parent-style-name="Standard">
      <style:text-properties officeooo:rsid="001f6ac1" officeooo:paragraph-rsid="001f6ac1"/>
    </style:style>
    <style:style style:name="P6" style:family="paragraph" style:parent-style-name="Standard">
      <style:text-properties officeooo:rsid="001bb70b" officeooo:paragraph-rsid="001bb70b"/>
    </style:style>
    <style:style style:name="P7" style:family="paragraph" style:parent-style-name="Standard">
      <style:text-properties officeooo:rsid="00221645" officeooo:paragraph-rsid="00221645"/>
    </style:style>
    <style:style style:name="P8" style:family="paragraph" style:parent-style-name="Standard">
      <style:text-properties officeooo:rsid="00271569" officeooo:paragraph-rsid="00271569"/>
    </style:style>
    <style:style style:name="P9" style:family="paragraph" style:parent-style-name="Standard">
      <style:text-properties officeooo:rsid="00271b2e" officeooo:paragraph-rsid="00271b2e"/>
    </style:style>
    <style:style style:name="P10" style:family="paragraph" style:parent-style-name="Standard">
      <style:text-properties officeooo:rsid="002cd7ea" officeooo:paragraph-rsid="002cd7ea"/>
    </style:style>
    <style:style style:name="P11" style:family="paragraph" style:parent-style-name="Heading_20_1">
      <style:text-properties officeooo:paragraph-rsid="0018d9f2"/>
    </style:style>
    <style:style style:name="P12" style:family="paragraph" style:parent-style-name="Heading_20_2">
      <style:text-properties officeooo:rsid="0018d9f2" officeooo:paragraph-rsid="0018d9f2"/>
    </style:style>
    <style:style style:name="P13" style:family="paragraph" style:parent-style-name="Standard">
      <style:text-properties officeooo:rsid="00271b2e" officeooo:paragraph-rsid="00271b2e"/>
    </style:style>
    <style:style style:name="P14" style:family="paragraph" style:parent-style-name="Standard">
      <style:text-properties officeooo:rsid="002dad0c" officeooo:paragraph-rsid="002dad0c"/>
    </style:style>
    <style:style style:name="T1" style:family="text">
      <style:text-properties officeooo:rsid="0018d9f2"/>
    </style:style>
    <style:style style:name="T2" style:family="text">
      <style:text-properties officeooo:rsid="001bf736"/>
    </style:style>
    <style:style style:name="T3" style:family="text">
      <style:text-properties officeooo:rsid="001eef42"/>
    </style:style>
    <style:style style:name="T4" style:family="text">
      <style:text-properties officeooo:rsid="001f6ac1"/>
    </style:style>
    <style:style style:name="T5" style:family="text">
      <style:text-properties officeooo:rsid="00252916"/>
    </style:style>
    <style:style style:name="T6" style:family="text">
      <style:text-properties officeooo:rsid="0025fd01"/>
    </style:style>
    <style:style style:name="T7" style:family="text">
      <style:text-properties officeooo:rsid="00287f78"/>
    </style:style>
    <style:style style:name="T8" style:family="text">
      <style:text-properties officeooo:rsid="0029b228"/>
    </style:style>
    <style:style style:name="T9" style:family="text">
      <style:text-properties officeooo:rsid="0029d74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Rappeler régulièrement objectif du jeu</text:p>
      <text:h text:style-name="Heading_20_1" text:outline-level="1">Introduction</text:h>
      <text:p text:style-name="P2">Jeu vidéo, type puzzle, inventé par Hiroyuki Imabayashi, 1981.</text:p>
      <text:p text:style-name="P2">Populaire car difficile malgré règles simples</text:p>
      <text:p text:style-name="P2">PSPACE-Complet</text:p>
      <text:p text:style-name="P2"/>
      <text:p text:style-name="P2">But : déplacer caisses jusqu’aux cibles</text:p>
      <text:p text:style-name="P2">Possibilité de se déplacer selon les 4 directions</text:p>
      <text:p text:style-name="P2">Possibilité de pousser une caisse ssi il n’y a rien devant</text:p>
      <text:p text:style-name="P4">Une caisse sur cible peut être quand même être déplac<text:span text:style-name="T3">ée.</text:span></text:p>
      <text:p text:style-name="P2"/>
      <text:p text:style-name="P2">Ce qu’on a fait : un solveur sous forme de shell : utilisateur écrit des commandes pour lancer le solveur, afficher niveaux, joueur au jeu, etc.</text:p>
      <text:h text:style-name="P11" text:outline-level="1">Lien avec le thème de l’année</text:h>
      <text:p text:style-name="P2">De + en + de colis à livrer dans les villes → simuler gestion d’un entrepôt</text:p>
      <text:p text:style-name="P2">→ simuler livraison de colis. Particulièrement vrai, ville plan hippodamien</text:p>
      <text:p text:style-name="P2"/>
      <text:h text:style-name="Heading_20_1" text:outline-level="1">Principe de résolution</text:h>
      <text:p text:style-name="Standard">État = configuration du jeu : position du joueur + des caisses</text:p>
      <text:p text:style-name="P1">Principe : </text:p>
      <text:p text:style-name="P1"><text:span text:style-name="T1">P</text:span>artir de l’état initial</text:p>
      <text:p text:style-name="P2">Pour chaque coup possible : si état final → on remonte l’arbre pour obtenir la solution</text:p>
      <text:p text:style-name="P2">sinon on l’ajoute dans la liste des états à considérer</text:p>
      <text:p text:style-name="P2"/>
      <text:p text:style-name="P2">2 problématiques majeures :</text:p>
      <text:p text:style-name="P2">→ dans quel ordre traiter les configurations (BFS, DFS, etc)</text:p>
      <text:p text:style-name="P2">→ présence de configurations qui rendent le jeu insoluble (deadlocks, cf après) → à éviter !</text:p>
      <text:p text:style-name="P2"/>
      <text:p text:style-name="P2">Déjà : présence de cycles : utilisation d’un <text:span text:style-name="T5">ensemble</text:span></text:p>
      <text:p text:style-name="P2">→ hash de Zobrist. <text:span text:style-name="T2">Repose sur 4 propriétes du XOR. La dernière sert à avoir des hash réparti uniformément entre INT_MIN et INT_MAX.</text:span></text:p>
      <text:p text:style-name="P3">On associe à chaque cases deux valeurs caisse et joueur.</text:p>
      <text:p text:style-name="P3">On utilise la formule en O(n) au début.</text:p>
      <text:p text:style-name="P3">Puis la formule en O(1). Efficace !</text:p>
      <text:p text:style-name="P2"/>
      <text:h text:style-name="Heading_20_1" text:outline-level="1">Réduction de l’espace de recherche</text:h>
      <text:h text:style-name="Heading_20_2" text:outline-level="2">Analyse statique</text:h>
      <text:p text:style-name="Standard">Statique : essayer de tirer des informations sans explorer</text:p>
      <text:p text:style-name="P2">Dead tiles : si une caisse est dessus, elle ne pourra être pousser à aucune cibles.</text:p>
      <text:p text:style-name="P2">Détection : retirer toutes les caisses, placer sur une cible un caisse, la tirer sur toutes les cases possibles. Répéter pour chaque cibles. Cases non atteintes = dead tiles</text:p>
      <text:p text:style-name="P2"/>
      <text:p text:style-name="P2">Tunnels : difficile à définir, intuitivement cases en jaune</text:p>
      <text:p text:style-name="P2">Avantage 1 : une caisse au plus par tunnel</text:p>
      <text:p text:style-name="P2"><text:soft-page-break/>Avantage 2 : Au plus deux états fils</text:p>
      <text:p text:style-name="P2">Avantage 3 : Un seul états fils quand il y a un coin</text:p>
      <text:p text:style-name="P2">Avantage 4 : Tunnel oneway : si on met un mur dedans : coupe le plateau en deux. Un seul état fils</text:p>
      <text:p text:style-name="P2">Détection : On recherche toutes les cases vérifiant un des deux motifs puis on étend des deux côtés tant que un motif correspond</text:p>
      <text:p text:style-name="P7"/>
      <text:p text:style-name="P2">Salle : le reste</text:p>
      <text:p text:style-name="P2">On peut définir un ordre de rangement dans certains cas, cad quand on pousse une caisse dans une salle, la pousser directement sur une cible</text:p>
      <text:p text:style-name="P2">Nous : cas simple, une seule entrée</text:p>
      <text:p text:style-name="P2"/>
      <text:h text:style-name="P12" text:outline-level="2">Analyse dynamique</text:h>
      <text:p text:style-name="P2">Deadlocks = configuration des caisses et du joueur tel qu’il est impossible de parvenir à l’état final depuis cette configuration.</text:p>
      <text:p text:style-name="P2">3 exemples de deadlocks.</text:p>
      <text:p text:style-name="P2"/>
      <text:p text:style-name="P2">Freeze deadlocks :</text:p>
      <text:p text:style-name="P2">Algorithme récursif, caisse gelée si gelée sur les 2 axes X/Y. Gelée sur un axe si une des trois conditions est remplie. cf schéma. règle 2: les deux sols adjacents dans l’axe sont des dead tiles. Si caisse, on fait un appel récursif en remplaçant la caisse par un mur.</text:p>
      <text:p text:style-name="P2"/>
      <text:p text:style-name="P2">PI-corral <text:span text:style-name="T4">prunning</text:span>:</text:p>
      <text:p text:style-name="P5">Corral : zone délimitée par caisses + murs. Définir barrières : caisses délimitant 2 corrals</text:p>
      <text:p text:style-name="P5">I-Corral : Poussé toujours vers l’intérieur. Joueur n’a pas forcément accès à la caisse</text:p>
      <text:p text:style-name="P5">PI-Corral : Il a accès à toutes les caisses. Une caisse à l’extérieur du corral ne bloque pas une poussé</text:p>
      <text:p text:style-name="P5"/>
      <text:p text:style-name="P5">Intérêt PI-Corral : inutile de considérer caisses à l’extérieur. Il faudra un jour pousser une caisse à l’intérieur.</text:p>
      <text:p text:style-name="P5">Exemple à priori compliqué.</text:p>
      <text:p text:style-name="P2"/>
      <text:p text:style-name="P3">On a aussi implémenté des tables de deadlocks. Peu efficace.</text:p>
      <text:p text:style-name="P3"/>
      <text:h text:style-name="Heading_20_1" text:outline-level="1">Conclusion</text:h>
      <text:p text:style-name="P8">Implémentation : 6000 lignes</text:p>
      <text:p text:style-name="P9">Pas implémenté dans cette ordre : hash de zobrist tardivement, on passait plusieurs fois par la même configuration.</text:p>
      <text:p text:style-name="P9">Plus difficile à implémenter que à expliquer : notamment pour les tunnels. Les thèses ne donnaient pas d’algorithme : on a fait nos algorithmes. Par ex : corral en O(wh).</text:p>
      <text:p text:style-name="P9">Concrétisation d’un rêve : connais le jeu depuis longtemps. <text:span text:style-name="T7">Occasion de reprendre à zéro </text:span><text:span text:style-name="T8">solveur que j’avais déjà </text:span><text:span text:style-name="T9">commencé</text:span><text:span text:style-name="T8">.</text:span></text:p>
      <text:p text:style-name="P14">Travail de groupe</text:p>
      <text:p text:style-name="P6"/>
      <text:p text:style-name="P6"/>
      <text:p text:style-name="P6"/>
      <text:p text:style-name="P7">Objectif de temps :</text:p>
      <text:p text:style-name="P7">Introduction + Problématique : 2 minute</text:p>
      <text:p text:style-name="P7">Principe de résolution : 2 minutes</text:p>
      <text:p text:style-name="P7">Analyse statique : 5 minutes</text:p>
      <text:p text:style-name="P7">Analyse dynamique : <text:span text:style-name="T6">5</text:span> minutes</text:p>
      <text:p text:style-name="P7"><text:soft-page-break/>Conclusion : 1 minut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1T16:37:56.774855263</meta:creation-date>
    <dc:date>2023-06-05T18:36:48.744114073</dc:date>
    <meta:editing-duration>P1DT1H16M52S</meta:editing-duration>
    <meta:editing-cycles>20</meta:editing-cycles>
    <meta:generator>LibreOffice/7.5.2.2$Linux_X86_64 LibreOffice_project/53bb9681a964705cf672590721dbc85eb4d0c3a2</meta:generator>
    <meta:document-statistic meta:table-count="0" meta:image-count="0" meta:object-count="0" meta:page-count="3" meta:paragraph-count="65" meta:word-count="697" meta:character-count="4015" meta:non-whitespace-character-count="3382"/>
  </office:meta>
</office:document-meta>
</file>